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4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5" style:parent-style-name="Sansinterligne" style:family="paragraph">
      <style:text-properties fo:font-size="14pt" style:font-size-asian="14pt" style:font-size-complex="14pt" fo:language="en" fo:country="US"/>
    </style:style>
    <style:style style:name="P6" style:parent-style-name="Sansinterligne" style:family="paragraph">
      <style:text-properties fo:font-size="14pt" style:font-size-asian="14pt" style:font-size-complex="14pt" fo:language="en" fo:country="US"/>
    </style:style>
    <style:style style:name="P7" style:parent-style-name="Sansinterligne" style:family="paragraph">
      <style:text-properties fo:font-size="14pt" style:font-size-asian="14pt" style:font-size-complex="14pt" fo:language="en" fo:country="US"/>
    </style:style>
    <style:style style:name="P8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9" style:parent-style-name="Sansinterligne" style:family="paragraph">
      <style:text-properties fo:font-size="14pt" style:font-size-asian="14pt" style:font-size-complex="14pt" fo:language="en" fo:country="US"/>
    </style:style>
    <style:style style:name="P1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" style:parent-style-name="Sansinterligne" style:family="paragraph">
      <style:text-properties fo:font-size="14pt" style:font-size-asian="14pt" style:font-size-complex="14pt" fo:language="en" fo:country="US"/>
    </style:style>
    <style:style style:name="P17" style:parent-style-name="Sansinterligne" style:family="paragraph">
      <style:text-properties fo:font-size="14pt" style:font-size-asian="14pt" style:font-size-complex="14pt" fo:language="en" fo:country="US"/>
    </style:style>
    <style:style style:name="P18" style:parent-style-name="Sansinterligne" style:family="paragraph">
      <style:text-properties fo:font-size="14pt" style:font-size-asian="14pt" style:font-size-complex="14pt" fo:language="en" fo:country="US"/>
    </style:style>
    <style:style style:name="P1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0" style:parent-style-name="Sansinterligne" style:family="paragraph">
      <style:text-properties style:font-name="Segoe UI" style:font-name-complex="Segoe UI" fo:color="#141414" fo:font-size="14pt" style:font-size-asian="14pt" style:font-size-complex="14pt" fo:background-color="#F8F8F8" fo:language="en" fo:country="US"/>
    </style:style>
    <style:style style:name="P21" style:parent-style-name="Sansinterligne" style:family="paragraph">
      <style:text-properties fo:font-size="14pt" style:font-size-asian="14pt" style:font-size-complex="14pt" fo:language="en" fo:country="US"/>
    </style:style>
    <style:style style:name="T22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3" style:parent-style-name="Sansinterligne" style:family="paragraph">
      <style:text-properties fo:font-size="14pt" style:font-size-asian="14pt" style:font-size-complex="14pt" fo:language="en" fo:country="US"/>
    </style:style>
    <style:style style:name="P24" style:parent-style-name="Sansinterligne" style:family="paragraph">
      <style:text-properties fo:font-size="14pt" style:font-size-asian="14pt" style:font-size-complex="14pt" fo:language="en" fo:country="US"/>
    </style:style>
    <style:style style:name="P2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6" style:parent-style-name="Sansinterligne" style:family="paragraph">
      <style:text-properties fo:font-size="14pt" style:font-size-asian="14pt" style:font-size-complex="14pt" fo:language="en" fo:country="US"/>
    </style:style>
    <style:style style:name="P27" style:parent-style-name="Sansinterligne" style:family="paragraph">
      <style:text-properties fo:font-size="14pt" style:font-size-asian="14pt" style:font-size-complex="14pt" fo:language="en" fo:country="US"/>
    </style:style>
    <style:style style:name="P28" style:parent-style-name="Sansinterligne" style:family="paragraph">
      <style:text-properties fo:font-size="14pt" style:font-size-asian="14pt" style:font-size-complex="14pt" fo:language="en" fo:country="US"/>
    </style:style>
    <style:style style:name="P29" style:parent-style-name="Sansinterligne" style:family="paragraph">
      <style:text-properties fo:font-size="14pt" style:font-size-asian="14pt" style:font-size-complex="14pt" fo:language="en" fo:country="US"/>
    </style:style>
    <style:style style:name="P30" style:parent-style-name="Sansinterligne" style:family="paragraph">
      <style:text-properties fo:font-size="14pt" style:font-size-asian="14pt" style:font-size-complex="14pt" fo:language="en" fo:country="US"/>
    </style:style>
    <style:style style:name="P3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2" style:parent-style-name="Sansinterligne" style:family="paragraph">
      <style:text-properties fo:font-size="14pt" style:font-size-asian="14pt" style:font-size-complex="14pt" fo:language="en" fo:country="US"/>
    </style:style>
    <style:style style:name="P3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5" style:parent-style-name="Sansinterligne" style:family="paragraph">
      <style:text-properties fo:font-size="14pt" style:font-size-asian="14pt" style:font-size-complex="14pt" fo:language="en" fo:country="US"/>
    </style:style>
    <style:style style:name="P36" style:parent-style-name="Sansinterligne" style:family="paragraph">
      <style:text-properties fo:font-size="14pt" style:font-size-asian="14pt" style:font-size-complex="14pt" fo:language="en" fo:country="US"/>
    </style:style>
    <style:style style:name="P37" style:parent-style-name="Sansinterligne" style:family="paragraph">
      <style:text-properties fo:font-size="14pt" style:font-size-asian="14pt" style:font-size-complex="14pt" fo:language="en" fo:country="US"/>
    </style:style>
    <style:style style:name="P38" style:parent-style-name="Sansinterligne" style:family="paragraph">
      <style:text-properties fo:font-size="14pt" style:font-size-asian="14pt" style:font-size-complex="14pt" fo:language="en" fo:country="US"/>
    </style:style>
    <style:style style:name="P39" style:parent-style-name="Sansinterligne" style:family="paragraph">
      <style:text-properties fo:font-size="14pt" style:font-size-asian="14pt" style:font-size-complex="14pt" fo:language="en" fo:country="US"/>
    </style:style>
    <style:style style:name="P4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2" style:parent-style-name="Sansinterligne" style:family="paragraph">
      <style:text-properties fo:font-size="14pt" style:font-size-asian="14pt" style:font-size-complex="14pt" fo:language="en" fo:country="US"/>
    </style:style>
    <style:style style:name="P4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6" style:parent-style-name="Sansinterligne" style:family="paragraph">
      <style:text-properties fo:font-size="14pt" style:font-size-asian="14pt" style:font-size-complex="14pt" fo:language="en" fo:country="US"/>
    </style:style>
    <style:style style:name="P47" style:parent-style-name="Sansinterligne" style:family="paragraph">
      <style:text-properties fo:font-size="14pt" style:font-size-asian="14pt" style:font-size-complex="14pt" fo:language="en" fo:country="US"/>
    </style:style>
    <style:style style:name="P4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0" style:parent-style-name="Sansinterligne" style:family="paragraph">
      <style:text-properties fo:font-size="14pt" style:font-size-asian="14pt" style:font-size-complex="14pt" fo:language="en" fo:country="US"/>
    </style:style>
    <style:style style:name="P5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3" style:parent-style-name="Sansinterligne" style:family="paragraph">
      <style:text-properties fo:font-size="14pt" style:font-size-asian="14pt" style:font-size-complex="14pt" fo:language="en" fo:country="US"/>
    </style:style>
    <style:style style:name="P54" style:parent-style-name="Sansinterligne" style:family="paragraph">
      <style:text-properties fo:font-size="14pt" style:font-size-asian="14pt" style:font-size-complex="14pt" fo:language="en" fo:country="US"/>
    </style:style>
    <style:style style:name="P55" style:parent-style-name="Sansinterligne" style:family="paragraph">
      <style:text-properties fo:font-size="14pt" style:font-size-asian="14pt" style:font-size-complex="14pt" fo:language="en" fo:country="US"/>
    </style:style>
    <style:style style:name="P5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8" style:parent-style-name="Sansinterligne" style:family="paragraph">
      <style:text-properties fo:font-size="14pt" style:font-size-asian="14pt" style:font-size-complex="14pt" fo:language="en" fo:country="US"/>
    </style:style>
    <style:style style:name="P59" style:parent-style-name="Sansinterligne" style:family="paragraph">
      <style:text-properties fo:font-size="14pt" style:font-size-asian="14pt" style:font-size-complex="14pt" fo:language="en" fo:country="US"/>
    </style:style>
    <style:style style:name="P60" style:parent-style-name="Sansinterligne" style:family="paragraph">
      <style:text-properties fo:font-size="14pt" style:font-size-asian="14pt" style:font-size-complex="14pt" fo:language="en" fo:country="US"/>
    </style:style>
    <style:style style:name="P61" style:parent-style-name="Sansinterligne" style:family="paragraph">
      <style:text-properties fo:font-size="14pt" style:font-size-asian="14pt" style:font-size-complex="14pt" fo:language="en" fo:country="US"/>
    </style:style>
    <style:style style:name="P62" style:parent-style-name="Sansinterligne" style:family="paragraph">
      <style:text-properties fo:font-size="12pt" style:font-size-asian="12pt" style:font-size-complex="12pt" fo:language="en" fo:country="US"/>
    </style:style>
    <style:style style:name="P63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4" style:parent-style-name="Sansinterligne" style:family="paragraph">
      <style:text-properties fo:font-size="12pt" style:font-size-asian="12pt" style:font-size-complex="12pt" fo:language="en" fo:country="US"/>
    </style:style>
    <style:style style:name="P65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6" style:parent-style-name="Sansinterligne" style:family="paragraph">
      <style:text-properties fo:font-size="14pt" style:font-size-asian="14pt" style:font-size-complex="14pt" fo:language="en" fo:country="US"/>
    </style:style>
    <style:style style:name="P67" style:parent-style-name="Sansinterligne" style:family="paragraph">
      <style:text-properties fo:font-size="12pt" style:font-size-asian="12pt" style:font-size-complex="12pt" fo:language="en" fo:country="US"/>
    </style:style>
    <style:style style:name="P68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9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0" style:parent-style-name="Sansinterligne" style:list-style-name="LFO1" style:family="paragraph">
      <style:text-properties style:font-name-complex="Calibri" fo:color="#141414" fo:font-size="14pt" style:font-size-asian="14pt" style:font-size-complex="14pt" fo:background-color="#F8F8F8" fo:language="en" fo:country="US"/>
    </style:style>
    <style:style style:name="P71" style:parent-style-name="Sansinterligne" style:family="paragraph">
      <style:paragraph-properties fo:margin-left="0.25in">
        <style:tab-stops/>
      </style:paragraph-properties>
    </style:style>
    <style:style style:name="T7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7" style:parent-style-name="Policepardéfaut" style:family="text">
      <style:text-properties fo:font-size="14pt" style:font-size-asian="14pt" style:font-size-complex="14pt" fo:language="en" fo:country="US"/>
    </style:style>
    <style:style style:name="T10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P11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0" style:parent-style-name="Sansinterligne" style:family="paragraph">
      <style:text-properties fo:font-size="14pt" style:font-size-asian="14pt" style:font-size-complex="14pt" fo:language="en" fo:country="US"/>
    </style:style>
    <style:style style:name="P121" style:parent-style-name="Sansinterligne" style:family="paragraph">
      <style:text-properties fo:font-size="14pt" style:font-size-asian="14pt" style:font-size-complex="14pt" fo:language="en" fo:country="US"/>
    </style:style>
    <style:style style:name="P12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3" style:parent-style-name="Sansinterligne" style:family="paragraph">
      <style:text-properties fo:font-size="14pt" style:font-size-asian="14pt" style:font-size-complex="14pt" fo:language="en" fo:country="US"/>
    </style:style>
    <style:style style:name="P124" style:parent-style-name="Sansinterligne" style:family="paragraph">
      <style:text-properties fo:font-size="14pt" style:font-size-asian="14pt" style:font-size-complex="14pt" fo:language="en" fo:country="US"/>
    </style:style>
    <style:style style:name="P125" style:parent-style-name="Sansinterligne" style:family="paragraph">
      <style:text-properties fo:font-size="14pt" style:font-size-asian="14pt" style:font-size-complex="14pt" fo:language="en" fo:country="US"/>
    </style:style>
    <style:style style:name="P126" style:parent-style-name="Sansinterligne" style:family="paragraph">
      <style:text-properties fo:font-size="14pt" style:font-size-asian="14pt" style:font-size-complex="14pt" fo:language="en" fo:country="US"/>
    </style:style>
    <style:style style:name="P127" style:parent-style-name="Sansinterligne" style:family="paragraph">
      <style:text-properties fo:font-size="14pt" style:font-size-asian="14pt" style:font-size-complex="14pt" fo:language="en" fo:country="US"/>
    </style:style>
    <style:style style:name="P128" style:parent-style-name="Sansinterligne" style:family="paragraph">
      <style:text-properties fo:font-size="14pt" style:font-size-asian="14pt" style:font-size-complex="14pt" fo:language="en" fo:country="US"/>
    </style:style>
    <style:style style:name="P129" style:parent-style-name="Sansinterligne" style:family="paragraph">
      <style:text-properties fo:font-size="14pt" style:font-size-asian="14pt" style:font-size-complex="14pt" fo:language="en" fo:country="US"/>
    </style:style>
    <style:style style:name="P13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1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T132" style:parent-style-name="Policepardéfaut" style:family="text">
      <style:text-properties style:font-name="Segoe UI" style:font-name-complex="Segoe UI" fo:color="#141414" fo:font-size="11.5pt" style:font-size-asian="11.5pt" style:font-size-complex="11.5pt" fo:language="en" fo:country="US"/>
    </style:style>
    <style:style style:name="T133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34" style:parent-style-name="Sansinterligne" style:family="paragraph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3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36" style:parent-style-name="Sansinterligne" style:family="paragraph">
      <style:text-properties fo:font-size="14pt" style:font-size-asian="14pt" style:font-size-complex="14pt" fo:language="en" fo:country="US"/>
    </style:style>
    <style:style style:name="P137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3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39" style:parent-style-name="Sansinterligne" style:family="paragraph">
      <style:text-properties fo:font-size="14pt" style:font-size-asian="14pt" style:font-size-complex="14pt" fo:language="en" fo:country="US"/>
    </style:style>
    <style:style style:name="P140" style:parent-style-name="Sansinterligne" style:family="paragraph">
      <style:text-properties fo:font-size="14pt" style:font-size-asian="14pt" style:font-size-complex="14pt" fo:language="en" fo:country="US"/>
    </style:style>
    <style:style style:name="P141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42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3" style:parent-style-name="Sansinterligne" style:family="paragraph">
      <style:text-properties fo:font-size="12pt" style:font-size-asian="12pt" style:font-size-complex="12pt" fo:language="en" fo:country="US"/>
    </style:style>
    <style:style style:name="P144" style:parent-style-name="Sansinterligne" style:family="paragraph">
      <style:text-properties fo:font-size="14pt" style:font-size-asian="14pt" style:font-size-complex="14pt" fo:language="en" fo:country="US"/>
    </style:style>
    <style:style style:name="P145" style:parent-style-name="Sansinterligne" style:family="paragraph">
      <style:text-properties fo:font-size="14pt" style:font-size-asian="14pt" style:font-size-complex="14pt" fo:language="en" fo:country="US"/>
    </style:style>
    <style:style style:name="P146" style:parent-style-name="Sansinterligne" style:family="paragraph">
      <style:text-properties fo:font-size="14pt" style:font-size-asian="14pt" style:font-size-complex="14pt" fo:language="en" fo:country="US"/>
    </style:style>
    <style:style style:name="P147" style:parent-style-name="Sansinterligne" style:family="paragraph">
      <style:text-properties fo:font-size="14pt" style:font-size-asian="14pt" style:font-size-complex="14pt" fo:language="en" fo:country="US"/>
    </style:style>
    <style:style style:name="P148" style:parent-style-name="Sansinterligne" style:family="paragraph">
      <style:text-properties fo:font-size="14pt" style:font-size-asian="14pt" style:font-size-complex="14pt" fo:language="en" fo:country="US"/>
    </style:style>
    <style:style style:name="P14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50" style:parent-style-name="Sansinterligne" style:family="paragraph">
      <style:text-properties fo:font-size="14pt" style:font-size-asian="14pt" style:font-size-complex="14pt" fo:language="en" fo:country="US"/>
    </style:style>
    <style:style style:name="P151" style:parent-style-name="Sansinterligne" style:family="paragraph">
      <style:text-properties fo:font-size="14pt" style:font-size-asian="14pt" style:font-size-complex="14pt" fo:language="en" fo:country="US"/>
    </style:style>
    <style:style style:name="P152" style:parent-style-name="Sansinterligne" style:family="paragraph">
      <style:text-properties fo:font-size="14pt" style:font-size-asian="14pt" style:font-size-complex="14pt" fo:language="en" fo:country="US"/>
    </style:style>
    <style:style style:name="P153" style:parent-style-name="Sansinterligne" style:family="paragraph">
      <style:text-properties fo:font-size="14pt" style:font-size-asian="14pt" style:font-size-complex="14pt" fo:language="en" fo:country="US"/>
    </style:style>
    <style:style style:name="P154" style:parent-style-name="Sansinterligne" style:family="paragraph">
      <style:text-properties fo:font-size="14pt" style:font-size-asian="14pt" style:font-size-complex="14pt" fo:language="en" fo:country="US"/>
    </style:style>
    <style:style style:name="P155" style:parent-style-name="Sansinterligne" style:family="paragraph">
      <style:text-properties fo:font-size="14pt" style:font-size-asian="14pt" style:font-size-complex="14pt" fo:language="en" fo:country="US"/>
    </style:style>
    <style:style style:name="P156" style:parent-style-name="Sansinterligne" style:family="paragraph">
      <style:text-properties fo:font-size="14pt" style:font-size-asian="14pt" style:font-size-complex="14pt" fo:language="en" fo:country="US"/>
    </style:style>
    <style:style style:name="P15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58" style:parent-style-name="Sansinterligne" style:family="paragraph">
      <style:text-properties fo:font-size="14pt" style:font-size-asian="14pt" style:font-size-complex="14pt" fo:language="en" fo:country="US"/>
    </style:style>
    <style:style style:name="P159" style:parent-style-name="Sansinterligne" style:family="paragraph">
      <style:text-properties fo:font-size="14pt" style:font-size-asian="14pt" style:font-size-complex="14pt" fo:language="en" fo:country="US"/>
    </style:style>
    <style:style style:name="P160" style:parent-style-name="Sansinterligne" style:family="paragraph">
      <style:text-properties fo:font-size="14pt" style:font-size-asian="14pt" style:font-size-complex="14pt" fo:language="en" fo:country="US"/>
    </style:style>
    <style:style style:name="P161" style:parent-style-name="Sansinterligne" style:family="paragraph">
      <style:text-properties fo:font-size="14pt" style:font-size-asian="14pt" style:font-size-complex="14pt" fo:language="en" fo:country="US"/>
    </style:style>
    <style:style style:name="P162" style:parent-style-name="Sansinterligne" style:family="paragraph">
      <style:text-properties fo:font-size="14pt" style:font-size-asian="14pt" style:font-size-complex="14pt" fo:language="en" fo:country="US"/>
    </style:style>
    <style:style style:name="P16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4" style:parent-style-name="Sansinterligne" style:family="paragraph">
      <style:text-properties fo:font-size="14pt" style:font-size-asian="14pt" style:font-size-complex="14pt" fo:language="en" fo:country="US"/>
    </style:style>
    <style:style style:name="P165" style:parent-style-name="Sansinterligne" style:family="paragraph">
      <style:text-properties fo:font-size="14pt" style:font-size-asian="14pt" style:font-size-complex="14pt" fo:language="en" fo:country="US"/>
    </style:style>
    <style:style style:name="P166" style:parent-style-name="Sansinterligne" style:family="paragraph">
      <style:text-properties fo:font-size="14pt" style:font-size-asian="14pt" style:font-size-complex="14pt" fo:language="en" fo:country="US"/>
    </style:style>
    <style:style style:name="P167" style:parent-style-name="Sansinterligne" style:family="paragraph">
      <style:text-properties fo:font-size="14pt" style:font-size-asian="14pt" style:font-size-complex="14pt" fo:language="en" fo:country="US"/>
    </style:style>
    <style:style style:name="P168" style:parent-style-name="Sansinterligne" style:family="paragraph">
      <style:text-properties fo:font-size="14pt" style:font-size-asian="14pt" style:font-size-complex="14pt" fo:language="en" fo:country="US"/>
    </style:style>
    <style:style style:name="P16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0" style:parent-style-name="Sansinterligne" style:family="paragraph">
      <style:text-properties fo:font-size="14pt" style:font-size-asian="14pt" style:font-size-complex="14pt" fo:language="en" fo:country="US"/>
    </style:style>
    <style:style style:name="P171" style:parent-style-name="Sansinterligne" style:family="paragraph">
      <style:text-properties fo:font-size="14pt" style:font-size-asian="14pt" style:font-size-complex="14pt" fo:language="en" fo:country="US"/>
    </style:style>
    <style:style style:name="P172" style:parent-style-name="Sansinterligne" style:family="paragraph">
      <style:text-properties fo:font-size="14pt" style:font-size-asian="14pt" style:font-size-complex="14pt" fo:language="en" fo:country="US"/>
    </style:style>
    <style:style style:name="P17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4" style:parent-style-name="Sansinterligne" style:family="paragraph">
      <style:text-properties fo:font-size="14pt" style:font-size-asian="14pt" style:font-size-complex="14pt" fo:language="en" fo:country="US"/>
    </style:style>
    <style:style style:name="T175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Credits</text:p>
      <text:p text:style-name="P2"/>
      <text:p text:style-name="P3">Team</text:p>
      <text:p text:style-name="P4"/>
      <text:p text:style-name="P5">Grogro (lead dev)</text:p>
      <text:p text:style-name="P6">Boony (graphics leader)</text:p>
      <text:p text:style-name="P7"/>
      <text:p text:style-name="P8">Scripts</text:p>
      <text:p text:style-name="P9"/>
      <text:p text:style-name="P10">Things I made for this game</text:p>
      <text:p text:style-name="P11">Clone trainer Plugin</text:p>
      <text:p text:style-name="P12">Ultimate Move Tutor</text:p>
      <text:p text:style-name="P13"/>
      <text:p text:style-name="P14"/>
      <text:p text:style-name="P15">Mid Battle Dialogue</text:p>
      <text:p text:style-name="P16">Golisopod User, Luka SJ</text:p>
      <text:p text:style-name="P17">Ported to v21 by me</text:p>
      <text:p text:style-name="P18"/>
      <text:p text:style-name="P19">Evolution scaling script</text:p>
      <text:p text:style-name="P20">Benitex, Joltik, Umbreon<text:s/></text:p>
      <text:p text:style-name="P21"/>
      <text:p text:style-name="Sansinterligne"><text:span text:style-name="T22">Pokémon selection</text:span></text:p>
      <text:p text:style-name="P23">FL</text:p>
      <text:p text:style-name="P24"/>
      <text:p text:style-name="P25">Hm Items</text:p>
      <text:p text:style-name="P26">Bergium</text:p>
      <text:p text:style-name="P27">TechSkylander</text:p>
      <text:p text:style-name="P28">Moyo</text:p>
      <text:p text:style-name="P29">Marin</text:p>
      <text:p text:style-name="P30"/>
      <text:p text:style-name="P31">Nuzlocke permadeath</text:p>
      <text:p text:style-name="P32">NettoHikari</text:p>
      <text:p text:style-name="P33"/>
      <text:p text:style-name="P34">Speed UP</text:p>
      <text:p text:style-name="P35">Marin (og speed up script)</text:p>
      <text:p text:style-name="P36">Phantombass (19.1 version)</text:p>
      <text:p text:style-name="P37">Mashirosakura</text:p>
      <text:p text:style-name="P38">Golisopod User</text:p>
      <text:soft-page-break/>
      <text:p text:style-name="P39">D0vid (v21.1 version)</text:p>
      <text:p text:style-name="P40"/>
      <text:p text:style-name="P41">iV and eV allocator</text:p>
      <text:p text:style-name="P42">DemICE</text:p>
      <text:p text:style-name="P43"/>
      <text:p text:style-name="P44"/>
      <text:p text:style-name="P45">Mart Recommandations</text:p>
      <text:p text:style-name="P46">LuxDiablo</text:p>
      <text:p text:style-name="P47">TechSkylander518</text:p>
      <text:p text:style-name="P48"/>
      <text:p text:style-name="P49">Random Pokemon Selector</text:p>
      <text:p text:style-name="P50">ThatWelshOne_</text:p>
      <text:p text:style-name="P51"/>
      <text:p text:style-name="P52">SOS battles</text:p>
      <text:p text:style-name="P53">Thatonekriegerwriter</text:p>
      <text:p text:style-name="P54">Vendily (For Original Script)</text:p>
      <text:p text:style-name="P55"><text:s/>SoloReprise (for v19 Update)</text:p>
      <text:p text:style-name="P56"/>
      <text:p text:style-name="P57">Animations: Gen 8 move animation project</text:p>
      <text:p text:style-name="P58">Project lead by StCooler.</text:p>
      <text:p text:style-name="P59">Contributors: StCooler, DarryBD99, WolfPP, ardicoozer, riddlemeree.</text:p>
      <text:p text:style-name="P60">Thanks to the Reborn team for letting people use their resources. You are awesome.</text:p>
      <text:p text:style-name="P61">Thanks to BellBlitzKing for his Pokemon Sound Effects Pack: Gen 1 to Gen 7 - All Attacks SFX.</text:p>
      <text:p text:style-name="P62"/>
      <text:p text:style-name="P63">Graphics</text:p>
      <text:p text:style-name="P64"/>
      <text:p text:style-name="P65">Eyes Animation</text:p>
      <text:p text:style-name="P66">From Pokémon Nightshade</text:p>
      <text:p text:style-name="P67"/>
      <text:p text:style-name="P68">Tilesets</text:p>
      <text:p text:style-name="P69"/>
      <text:list text:style-name="LFO1" text:continue-numbering="true">
        <text:list-item>
          <text:p text:style-name="P70">Ekat</text:p>
        </text:list-item>
      </text:list>
      <text:p text:style-name="P71"><text:span text:style-name="T72">2. Heartless Dragoon</text:span><text:span text:style-name="T73"><text:line-break/></text:span><text:span text:style-name="T74">3. Morlockhater</text:span><text:span text:style-name="T75"><text:line-break/></text:span><text:span text:style-name="T76">4. Nemu</text:span><text:span text:style-name="T77"><text:line-break/></text:span><text:span text:style-name="T78">5. Ross Hawkins</text:span><text:span text:style-name="T79"><text:line-break/></text:span><text:span text:style-name="T80">6. Pokemon Dawn</text:span><text:span text:style-name="T81"><text:line-break/></text:span><text:soft-page-break/><text:span text:style-name="T82">7. Slimshady</text:span><text:span text:style-name="T83"><text:line-break/></text:span><text:span text:style-name="T84">8. Thedeadheroalistar</text:span><text:span text:style-name="T85"><text:line-break/></text:span><text:span text:style-name="T86">9. The-Red-Ex</text:span><text:span text:style-name="T87"><text:line-break/></text:span><text:span text:style-name="T88">10. Vurtax</text:span><text:span text:style-name="T89"><text:line-break/></text:span><text:span text:style-name="T90">11. Zein</text:span><text:span text:style-name="T91"><text:line-break/></text:span><text:span text:style-name="T92">12. Redblueyellow</text:span><text:span text:style-name="T93"><text:line-break/></text:span><text:span text:style-name="T94">13. Fabnt</text:span><text:span text:style-name="T95"><text:line-break/></text:span><text:span text:style-name="T96">14. War8</text:span><text:span text:style-name="T97"><text:line-break/></text:span><text:span text:style-name="T98">15. Dragoon</text:span><text:span text:style-name="T99"><text:line-break/></text:span><text:span text:style-name="T100">16. Silverdeoxys563</text:span><text:span text:style-name="T101"><text:line-break/></text:span><text:span text:style-name="T102">17. SteamyJ</text:span><text:span text:style-name="T103"><text:line-break/></text:span><text:span text:style-name="T104">18. Anonalpaca</text:span><text:span text:style-name="T105"><text:line-break/></text:span><text:span text:style-name="T106">19. Pokémon Rejuvenation and<text:s/></text:span><text:span text:style-name="T107">Pokémon Reborn team</text:span><text:span text:style-name="T108"><text:line-break/></text:span><text:span text:style-name="T109">20. Puggsoy</text:span><text:span text:style-name="T110"><text:line-break/></text:span><text:span text:style-name="T111">21. Aveontrainer</text:span><text:span text:style-name="T112"><text:line-break/></text:span><text:span text:style-name="T113">22. Idillio</text:span><text:span text:style-name="T114"><text:line-break/></text:span><text:span text:style-name="T115">23. Dasani</text:span><text:span text:style-name="T116"><text:line-break/></text:span><text:span text:style-name="T117">24. Shyin</text:span></text:p>
      <text:p text:style-name="P118"/>
      <text:p text:style-name="P119">Looker sprites</text:p>
      <text:p text:style-name="P120">papurikagakusyu (Papurika)</text:p>
      <text:p text:style-name="P121"/>
      <text:p text:style-name="P122">gen 4 overworlds trainers in gen 3 style</text:p>
      <text:p text:style-name="P123">Dewitty<text:s/></text:p>
      <text:p text:style-name="P124">Bulbapedia.Bulbagarden.net<text:s/></text:p>
      <text:p text:style-name="P125">Chocosrawloid</text:p>
      <text:p text:style-name="P126">Kymotonian</text:p>
      <text:p text:style-name="P127">milomilotic11</text:p>
      <text:p text:style-name="P128">Neo-Spriteman</text:p>
      <text:p text:style-name="P129"/>
      <text:p text:style-name="P130">Items overworld sprites</text:p>
      <text:p text:style-name="Sansinterligne"><text:span text:style-name="T131">Wergan</text:span><text:span text:style-name="T132"><text:line-break/></text:span><text:span text:style-name="T133">ImZero</text:span></text:p>
      <text:p text:style-name="P134"/>
      <text:p text:style-name="P135">Ultra Wormhole sprite</text:p>
      <text:p text:style-name="P136">Monika</text:p>
      <text:p text:style-name="P137"/>
      <text:p text:style-name="P138">Armored mewtwo</text:p>
      <text:p text:style-name="P139">Othienka</text:p>
      <text:p text:style-name="P140"/>
      <text:soft-page-break/>
      <text:p text:style-name="P141">Gen 8 pack</text:p>
      <text:p text:style-name="P142">Battler Sprites:</text:p>
      <text:p text:style-name="P143"/>
      <text:p text:style-name="P144">Gen 1-5 Pokemon Sprites <text:s text:c="5"/>- veekun</text:p>
      <text:p text:style-name="P145">Gen 6 Pokemon Sprites <text:s text:c="7"/>- All Contributors To Smogon X/Y Sprite Project</text:p>
      <text:p text:style-name="P146">Gen 7 Pokemon Sprites <text:s text:c="7"/>- All Contributors To Smogon Sun/Moon Sprite Project</text:p>
      <text:p text:style-name="P147">Gen 8 Pokemon Sprites <text:s text:c="7"/>- All Contributors To Smogon <text:s/>Sword/Shield Sprite Project</text:p>
      <text:p text:style-name="P148"/>
      <text:p text:style-name="P149">Overworld Sprites</text:p>
      <text:p text:style-name="P150"/>
      <text:p text:style-name="P151">Gen 6+ Berry Tree Overworlds - Anarlaurendil</text:p>
      <text:p text:style-name="P152">Gen 6 Pokemon Overworlds <text:s text:c="4"/>- princess-pheonix, LunarDusk, Wolfang62, TintjeMadelintje101, piphybuilder88</text:p>
      <text:p text:style-name="P153">Gen 7 Pokemon Overworlds <text:s text:c="4"/>- Larry Turbo, princess-pheonix</text:p>
      <text:p text:style-name="P154">Gen 8 Pokemon Overworlds <text:s text:c="4"/>- SageDeoxys, Wolfang62, LarryTurbo, tammyclaydon</text:p>
      <text:p text:style-name="P155">Gen 1-5 Pokemon Overworlds <text:s text:c="2"/>- MissingLukey, help-14, Kymoyonian, cSc-A7X, 2and2makes5, Pokegirl4ever, Fernandojl, Silver-Skies, TyranitarDark, Getsuei-H, Kid1513, Milomilotic11, Kyt666, kdiamo11, Chocosrawlooid, Syledude, Gallanty, Gizamimi-Pichu, 2and2makes5, Zyon17,LarryTurbo, spritesstealer, LarryTurbo</text:p>
      <text:p text:style-name="P156"/>
      <text:p text:style-name="P157">Icon Sprites</text:p>
      <text:p text:style-name="P158"/>
      <text:p text:style-name="P159">Gen 1-6 Pokemon Icon Sprites - Alaguesia</text:p>
      <text:p text:style-name="P160">Gen 7 Pokemon Icon Sprites <text:s text:c="2"/>- Marin, MapleBranchWing, Contributors to the DS Styled Gen 7+ Repository</text:p>
      <text:p text:style-name="P161">Gen 8 Icon Sprites <text:s text:c="10"/>- Larry Turbo, Leparagon</text:p>
      <text:p text:style-name="P162"/>
      <text:p text:style-name="P163">Cry Credits:</text:p>
      <text:p text:style-name="P164"/>
      <text:p text:style-name="P165">Gen 1-6 Pokemon Cries <text:s text:c="7"/>- Rhyden</text:p>
      <text:p text:style-name="P166">Gen 7 Pokemon Cries <text:s text:c="9"/>- Marin, Rhyden</text:p>
      <text:p text:style-name="P167">Gen 8 Pokemon Cries <text:s text:c="9"/>- Zeak6464</text:p>
      <text:p text:style-name="P168"/>
      <text:p text:style-name="P169">Script Credits:</text:p>
      <text:p text:style-name="P170"/>
      <text:p text:style-name="P171">Golisopod User, Luka S.J.</text:p>
      <text:p text:style-name="P172"/>
      <text:p text:style-name="P173">Compilation of Resources:</text:p>
      <text:p text:style-name="P174"/>
      <text:p text:style-name="Sansinterligne"><text:span text:style-name="T175">Golisopod User, UberDunspar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watrinet</meta:initial-creator>
    <dc:creator>quentin watrinet</dc:creator>
    <meta:creation-date>2022-08-10T16:03:00Z</meta:creation-date>
    <dc:date>2023-11-22T12:21:00Z</dc:date>
    <meta:template xlink:href="Normal" xlink:type="simple"/>
    <meta:editing-cycles>11</meta:editing-cycles>
    <meta:editing-duration>PT2700S</meta:editing-duration>
    <meta:document-statistic meta:page-count="5" meta:paragraph-count="6" meta:word-count="471" meta:character-count="3060" meta:row-count="21" meta:non-whitespace-character-count="2595"/>
  </office:meta>
</office:document-meta>
</file>